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47183333333333cm"/>
    </style:style>
    <style:style style:name="co2" style:family="table-column">
      <style:table-column-properties fo:break-before="auto" style:column-width="7.00616666666667cm"/>
    </style:style>
    <style:style style:name="co3" style:family="table-column">
      <style:table-column-properties fo:break-before="auto" style:column-width="8.1915cm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96.6pt" style:use-optimal-row-height="false" fo:break-before="auto"/>
    </style:style>
    <style:style style:name="ro3" style:family="table-row">
      <style:table-row-properties style:row-height="100.8pt" style:use-optimal-row-height="false" fo:break-before="auto"/>
    </style:style>
    <style:style style:name="ro4" style:family="table-row">
      <style:table-row-properties style:row-height="91.2pt" style:use-optimal-row-height="false" fo:break-before="auto"/>
    </style:style>
    <style:style style:name="ro5" style:family="table-row">
      <style:table-row-properties style:row-height="79.2pt" style:use-optimal-row-height="false" fo:break-before="auto"/>
    </style:style>
    <style:style style:name="ro6" style:family="table-row">
      <style:table-row-properties style:row-height="78pt" style:use-optimal-row-height="false" fo:break-before="auto"/>
    </style:style>
    <style:style style:name="ro7" style:family="table-row">
      <style:table-row-properties style:row-height="76.8pt" style:use-optimal-row-height="false" fo:break-before="auto"/>
    </style:style>
    <style:style style:name="ro8" style:family="table-row">
      <style:table-row-properties style:row-height="79.8pt" style:use-optimal-row-height="false" fo:break-before="auto"/>
    </style:style>
    <style:style style:name="ro9" style:family="table-row">
      <style:table-row-properties style:row-height="239.4pt" style:use-optimal-row-height="false" fo:break-before="auto"/>
    </style:style>
    <style:style style:name="ro10" style:family="table-row">
      <style:table-row-properties style:row-height="31.2pt" style:use-optimal-row-height="false" fo:break-before="auto"/>
    </style:style>
    <style:style style:name="ro11" style:family="table-row">
      <style:table-row-properties style:row-height="67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用例描述</text:p>
          </table:table-cell>
          <table:table-cell office:value-type="string" table:style-name="ce1">
            <text:p>输入</text:p>
          </table:table-cell>
          <table:table-cell office:value-type="string" table:style-name="ce1">
            <text:p>理论输出</text:p>
          </table:table-cell>
          <table:table-cell office:value-type="string" table:style-name="ce1">
            <text:p>实际输出</text:p>
          </table:table-cell>
          <table:table-cell office:value-type="string" table:style-name="ce1">
            <text:p>测试结果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只有一个单词的统计</text:p>
          </table:table-cell>
          <table:table-cell office:value-type="string" table:style-name="ce1">
            <text:p>wc.exe -c -w -l -a test1.c</text:p>
          </table:table-cell>
          <table:table-cell office:value-type="string" table:style-name="ce2">
            <text:p>test1.c，字符数：8</text:p>
            <text:p>test1.c，单词数：1</text:p>
            <text:p>test1.c，代码行/空行/注释行：1/0/0</text:p>
          </table:table-cell>
          <table:table-cell office:value-type="string" table:style-name="ce2">
            <text:p>test1.c，字符数：8</text:p>
            <text:p>test1.c，单词数：1</text:p>
            <text:p>test1.c，代码行/空行/注释行：1/0/0</text:p>
          </table:table-cell>
          <table:table-cell office:value-type="string" table:style-name="ce1">
            <text:p>正确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对多个单词的统计</text:p>
          </table:table-cell>
          <table:table-cell office:value-type="string" table:style-name="ce1">
            <text:p>wc.exe -c -w -l -a test2.c</text:p>
          </table:table-cell>
          <table:table-cell office:value-type="string" table:style-name="ce2">
            <text:p>test2.c，字符数：18</text:p>
            <text:p>test2.c，单词数：4</text:p>
            <text:p>test2.c，行数：1</text:p>
            <text:p>test2.c，代码行/空行/注释行：1/0/0</text:p>
          </table:table-cell>
          <table:table-cell office:value-type="string" table:style-name="ce2">
            <text:p>test2.c，字符数：18</text:p>
            <text:p>test2.c，单词数：4</text:p>
            <text:p>test2.c，行数：1</text:p>
            <text:p>test2.c，代码行/空行/注释行：1/0/0</text:p>
          </table:table-cell>
          <table:table-cell office:value-type="string" table:style-name="ce1">
            <text:p>正确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文件中有单行的注释</text:p>
          </table:table-cell>
          <table:table-cell office:value-type="string" table:style-name="ce1">
            <text:p>wc.exe -c -w -l -a test3.c</text:p>
          </table:table-cell>
          <table:table-cell office:value-type="string" table:style-name="ce2">
            <text:p>test3.c，字符数：66</text:p>
            <text:p>test3.c，单词数：16</text:p>
            <text:p>test3.c，行数：3</text:p>
            <text:p>test3.c，代码行/空行/注释行：1/0/2</text:p>
          </table:table-cell>
          <table:table-cell office:value-type="string" table:style-name="ce2">
            <text:p>test3.c，字符数：66</text:p>
            <text:p>test3.c，单词数：16</text:p>
            <text:p>test3.c，行数：3</text:p>
            <text:p>test3.c，代码行/空行/注释行：1/0/2</text:p>
          </table:table-cell>
          <table:table-cell office:value-type="string" table:style-name="ce1">
            <text:p>正确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文件中有多行的注释，并且有两种种类</text:p>
          </table:table-cell>
          <table:table-cell office:value-type="string" table:style-name="ce1">
            <text:p>wc.exe -c -w -l -a test4.c</text:p>
          </table:table-cell>
          <table:table-cell office:value-type="string" table:style-name="ce2">
            <text:p>test4.c，字符数：45</text:p>
            <text:p>test4.c，单词数：10</text:p>
            <text:p>test4.c，行数：6</text:p>
            <text:p>test4.c，代码行/空行/注释行：1/1/4</text:p>
          </table:table-cell>
          <table:table-cell office:value-type="string" table:style-name="ce2">
            <text:p>test4.c，字符数：45</text:p>
            <text:p>test4.c，单词数：10</text:p>
            <text:p>test4.c，行数：6</text:p>
            <text:p>test4.c，代码行/空行/注释行：1/1/4</text:p>
          </table:table-cell>
          <table:table-cell office:value-type="string" table:style-name="ce1">
            <text:p>正确</text:p>
          </table:table-cell>
          <table:table-cell table:number-columns-repeated="16379"/>
        </table:table-row>
        <table:table-row table:style-name="ro6">
          <table:table-cell office:value-type="string" table:style-name="ce1">
            <text:p>文件中有单行的空白</text:p>
          </table:table-cell>
          <table:table-cell office:value-type="string" table:style-name="ce1">
            <text:p>wc.exe -c -w -l -a test5.c</text:p>
          </table:table-cell>
          <table:table-cell office:value-type="string" table:style-name="ce2">
            <text:p>test5.c，字符数：36</text:p>
            <text:p>test5.c，单词数：10</text:p>
            <text:p>test5.c，行数：3</text:p>
            <text:p>test5.c，代码行/空行/注释行：2/1/0</text:p>
          </table:table-cell>
          <table:table-cell office:value-type="string" table:style-name="ce2">
            <text:p>test5.c，字符数：36</text:p>
            <text:p>test5.c，单词数：10</text:p>
            <text:p>test5.c，行数：3</text:p>
            <text:p>test5.c，代码行/空行/注释行：2/1/0</text:p>
          </table:table-cell>
          <table:table-cell office:value-type="string" table:style-name="ce1">
            <text:p>正确</text:p>
          </table:table-cell>
          <table:table-cell table:number-columns-repeated="16379"/>
        </table:table-row>
        <table:table-row table:style-name="ro7">
          <table:table-cell office:value-type="string" table:style-name="ce1">
            <text:p>文件中有多行的空白</text:p>
          </table:table-cell>
          <table:table-cell office:value-type="string" table:style-name="ce1">
            <text:p>wc.exe -c -w -l -a test6.c</text:p>
          </table:table-cell>
          <table:table-cell office:value-type="string" table:style-name="ce2">
            <text:p>test6.c，字符数：29</text:p>
            <text:p>test6.c，单词数：10</text:p>
            <text:p>test6.c，行数：4</text:p>
            <text:p>test6.c，代码行/空行/注释行：2/2/0</text:p>
          </table:table-cell>
          <table:table-cell office:value-type="string" table:style-name="ce2">
            <text:p>test6.c，字符数：29</text:p>
            <text:p>test6.c，单词数：10</text:p>
            <text:p>test6.c，行数：4</text:p>
            <text:p>test6.c，代码行/空行/注释行：2/2/0</text:p>
          </table:table-cell>
          <table:table-cell office:value-type="string" table:style-name="ce1">
            <text:p>正确</text:p>
          </table:table-cell>
          <table:table-cell table:number-columns-repeated="16379"/>
        </table:table-row>
        <table:table-row table:style-name="ro8">
          <table:table-cell office:value-type="string" table:style-name="ce1">
            <text:p>有停用词表，停用词不计入单词数</text:p>
          </table:table-cell>
          <table:table-cell office:value-type="string" table:style-name="ce1">
            <text:p>wc.exe -c -w -l -a test7.c</text:p>
          </table:table-cell>
          <table:table-cell office:value-type="string" table:style-name="ce2">
            <text:p>test7.c，字符数：35</text:p>
            <text:p>test7.c，单词数：7</text:p>
            <text:p>test7.c，行数：4</text:p>
            <text:p>test7.c，代码行/空行/注释行：3/0/1</text:p>
          </table:table-cell>
          <table:table-cell office:value-type="string" table:style-name="ce2">
            <text:p>test7.c，字符数：35</text:p>
            <text:p>test7.c，单词数：7</text:p>
            <text:p>test7.c，行数：4</text:p>
            <text:p>test7.c，代码行/空行/注释行：3/0/1</text:p>
          </table:table-cell>
          <table:table-cell office:value-type="string" table:style-name="ce1">
            <text:p>正确</text:p>
          </table:table-cell>
          <table:table-cell table:number-columns-repeated="16379"/>
        </table:table-row>
        <table:table-row table:style-name="ro9">
          <table:table-cell office:value-type="string" table:style-name="ce1">
            <text:p>递归处理文件夹中的文件</text:p>
          </table:table-cell>
          <table:table-cell office:value-type="string" table:style-name="ce1">
            <text:p>wc.exe -c -w -l -a -s D:/test</text:p>
          </table:table-cell>
          <table:table-cell office:value-type="string" table:style-name="ce2">
            <text:p>test1.c，字符数：8</text:p>
            <text:p>test1.c，单词数：1</text:p>
            <text:p>test1.c，代码行/空行/注释行：1/0/0 <text:s text:c="7"/>test2.c，字符数：18</text:p>
            <text:p>test2.c，单词数：4</text:p>
            <text:p>test2.c，行数：1</text:p>
            <text:p>test2.c，代码行/空行/注释行：1/0/0 <text:s text:c="7"/>test3.c，字符数：66</text:p>
            <text:p>test3.c，单词数：16</text:p>
            <text:p>test3.c，行数：3</text:p>
            <text:p>test3.c，代码行/空行/注释行：1/0/2</text:p>
          </table:table-cell>
          <table:table-cell office:value-type="string" table:style-name="ce2">
            <text:p>test1.c，字符数：8</text:p>
            <text:p>test1.c，单词数：1</text:p>
            <text:p>test1.c，代码行/空行/注释行：1/0/0 <text:s text:c="7"/>test2.c，字符数：18</text:p>
            <text:p>test2.c，单词数：4</text:p>
            <text:p>test2.c，行数：1</text:p>
            <text:p>test2.c，代码行/空行/注释行：1/0/0 <text:s text:c="7"/>test3.c，字符数：66</text:p>
            <text:p>test3.c，单词数：16</text:p>
            <text:p>test3.c，行数：3</text:p>
            <text:p>test3.c，代码行/空行/注释行：1/0/2</text:p>
          </table:table-cell>
          <table:table-cell office:value-type="string" table:style-name="ce1">
            <text:p>正确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指定输出文件</text:p>
          </table:table-cell>
          <table:table-cell office:value-type="string" table:style-name="ce1">
            <text:p>wc.exe -c -w -l -a test9.c -o output.txt</text:p>
          </table:table-cell>
          <table:table-cell office:value-type="string" table:style-name="ce2">
            <text:p>输出到output.txt中</text:p>
          </table:table-cell>
          <table:table-cell office:value-type="string" table:style-name="ce2">
            <text:p>输出到output.txt中</text:p>
          </table:table-cell>
          <table:table-cell office:value-type="string" table:style-name="ce1">
            <text:p>正确</text:p>
          </table:table-cell>
          <table:table-cell table:number-columns-repeated="16379"/>
        </table:table-row>
        <table:table-row table:style-name="ro11">
          <table:table-cell office:value-type="string" table:style-name="ce1">
            <text:p>综合测试</text:p>
          </table:table-cell>
          <table:table-cell office:value-type="string" table:style-name="ce1">
            <text:p>wc.exe -c -w -l -a -s D:/test -o output.txt</text:p>
          </table:table-cell>
          <table:table-cell office:value-type="string" table:style-name="ce2">
            <text:p>内容同递归处理，并且输出到output.txt中</text:p>
          </table:table-cell>
          <table:table-cell office:value-type="string" table:style-name="ce2">
            <text:p>内容同递归处理，并且输出到output.txt中</text:p>
          </table:table-cell>
          <table:table-cell office:value-type="string" table:style-name="ce1">
            <text:p>正确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王曦</meta:initial-creator>
    <dc:creator>王曦</dc:creator>
    <meta:creation-date>2018-03-19T15:38:35Z</meta:creation-date>
    <dc:date>2018-03-19T16:05:30Z</dc:date>
    <meta:print-date>2018-03-19T16:04:52Z</meta:print-date>
  </office:meta>
</office:document-meta>
</file>